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" svg:font-family="Tahoma, Arial, Helvetica, sans-serif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1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2" style:family="paragraph" style:parent-style-name="Corpo_20_testo">
      <style:paragraph-properties fo:text-align="center" style:justify-single-word="false"/>
      <style:text-properties officeooo:paragraph-rsid="00129db5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3f415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2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0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1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2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33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16" style:family="text">
      <style:text-properties officeooo:rsid="0018d569"/>
    </style:style>
    <style:style style:name="T17" style:family="text">
      <style:text-properties officeooo:rsid="001ba7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33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12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2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08:30 – 09:40</text:p>
          </table:table-cell>
          <table:table-cell table:style-name="Table2.A1" office:value-type="string">
            <text:p text:style-name="P14">HiPEAC Keynote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1" office:value-type="string">
            <text:p text:style-name="P14">09:40 – 09:55</text:p>
          </table:table-cell>
          <table:table-cell table:style-name="Table2.A1" office:value-type="string">
            <text:p text:style-name="P14">European Commission talk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5">10:00 – 10:15</text:p>
          </table:table-cell>
          <table:table-cell table:style-name="Table2.A5" office:value-type="string">
            <text:p text:style-name="P15">PARMA-DITAM Opening session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6" office:value-type="string">
            <text:p text:style-name="P22">Chair: Muhammad Shafique, TU Wien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7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5">10:15 – 11:00</text:p>
          </table:table-cell>
          <table:table-cell table:style-name="Table2.A5" office:value-type="string">
            <text:p text:style-name="P15">Invited Talk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9" office:value-type="string">
            <text:p text:style-name="P24">Andreas Herkersdorf, TUM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10" office:value-type="string">
            <text:p text:style-name="P13">Chair: Cristina Silvano, PoliMi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11" office:value-type="string">
            <text:p text:style-name="P19"/>
          </table:table-cell>
        </table:table-row>
        <table:table-row>
          <table:table-cell table:style-name="Table2.A12" office:value-type="string">
            <text:p text:style-name="P16">11:00 – 11:30</text:p>
          </table:table-cell>
          <table:table-cell table:style-name="Table2.A12" office:value-type="string">
            <text:p text:style-name="P16">Coffee Break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13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6">11:30 – 12:15</text:p>
          </table:table-cell>
          <table:table-cell table:style-name="Table2.A5" office:value-type="string">
            <text:p text:style-name="P16"><text:span text:style-name="T17">[</text:span>Invited Talk<text:span text:style-name="T17">]</text:span> Adaptive Accelerators and Processor <text:span text:style-name="T17">A</text:span>rchitectures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15" office:value-type="string">
            <text:p text:style-name="P25">Michael Hübner, BTU Cottbus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16" office:value-type="string">
            <text:p text:style-name="P26">Chair: Giovanni Agosta, PoliMi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17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6">12:15 – 13:00</text:p>
          </table:table-cell>
          <table:table-cell table:style-name="Table2.A5" office:value-type="string">
            <text:p text:style-name="P16"><text:span text:style-name="T16">Paper </text:span>Session A – Embedded Systems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19" office:value-type="string">
            <text:p text:style-name="P26">Chair: João Bispo, UPorto</text:p>
          </table:table-cell>
        </table:table-row>
        <table:table-row>
          <table:table-cell table:style-name="Table2.A48" office:value-type="string">
            <text:p text:style-name="P20">12:15 – 12:30</text:p>
          </table:table-cell>
          <table:table-cell table:style-name="Table2.B20" office:value-type="string">
            <text:p text:style-name="P19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21" office:value-type="string">
            <text:p text:style-name="P24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22" office:value-type="string">
            <text:p text:style-name="P19"/>
          </table:table-cell>
        </table:table-row>
        <table:table-row>
          <table:table-cell table:style-name="Table2.A48" office:value-type="string">
            <text:p text:style-name="P20">12:30 – 12:45</text:p>
          </table:table-cell>
          <table:table-cell table:style-name="Table2.B23" office:value-type="string">
            <text:p text:style-name="P19">Fault-Tolerant Online Scheduling Algorithms for CubeSats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24" office:value-type="string">
            <text:p text:style-name="P24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25" office:value-type="string">
            <text:p text:style-name="P19"/>
          </table:table-cell>
        </table:table-row>
        <table:table-row>
          <table:table-cell table:style-name="Table2.A48" office:value-type="string">
            <text:p text:style-name="P20">12:45 – 13:00</text:p>
          </table:table-cell>
          <table:table-cell table:style-name="Table2.B26" office:value-type="string">
            <text:p text:style-name="P19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27" office:value-type="string">
            <text:p text:style-name="P24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28" office:value-type="string">
            <text:p text:style-name="P19"/>
          </table:table-cell>
        </table:table-row>
        <table:table-row>
          <table:table-cell table:style-name="Table2.A12" office:value-type="string">
            <text:p text:style-name="P16">13:00 – 14:00</text:p>
          </table:table-cell>
          <table:table-cell table:style-name="Table2.A12" office:value-type="string">
            <text:p text:style-name="P16">Lunch</text:p>
          </table:table-cell>
        </table:table-row>
        <table:table-row>
          <table:table-cell table:style-name="Table2.A48" office:value-type="string">
            <text:p text:style-name="P19"><text:line-break/></text:p>
          </table:table-cell>
          <table:table-cell table:style-name="Table2.B30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6">14:00 – 15:00</text:p>
          </table:table-cell>
          <table:table-cell table:style-name="Table2.A5" office:value-type="string">
            <text:p text:style-name="P16">Keynote</text:p>
          </table:table-cell>
        </table:table-row>
        <text:soft-page-break/>
        <table:table-row>
          <table:table-cell table:style-name="Table2.A48" office:value-type="string">
            <text:p text:style-name="P19"/>
          </table:table-cell>
          <table:table-cell table:style-name="Table2.B32" office:value-type="string">
            <text:p text:style-name="P25">Luca Benini, <text:span text:style-name="T13">ETH Zurich</text:span>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33" office:value-type="string">
            <text:p text:style-name="P23">Chair: Muhammad Shafique, TU Wien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3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7">15:00 – 15:30</text:p>
          </table:table-cell>
          <table:table-cell table:style-name="Table2.A5" office:value-type="string">
            <text:p text:style-name="P17"><text:span text:style-name="T16">Paper </text:span>Session B – Heterogeneous Systems</text:p>
          </table:table-cell>
        </table:table-row>
        <table:table-row>
          <table:table-cell table:style-name="Table2.A48" office:value-type="string">
            <text:p text:style-name="P19"/>
          </table:table-cell>
          <table:table-cell table:style-name="Table2.B36" office:value-type="string">
            <text:p text:style-name="P27">Chair: Dimitrios Soudris, NTUA</text:p>
          </table:table-cell>
        </table:table-row>
        <table:table-row>
          <table:table-cell table:style-name="Table2.A48" office:value-type="string">
            <text:p text:style-name="P21">15:00 – 15:15</text:p>
          </table:table-cell>
          <table:table-cell table:style-name="Table2.B37" office:value-type="string">
            <text:p text:style-name="P19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38" office:value-type="string">
            <text:p text:style-name="P24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39" office:value-type="string">
            <text:p text:style-name="P19"/>
          </table:table-cell>
        </table:table-row>
        <table:table-row>
          <table:table-cell table:style-name="Table2.A48" office:value-type="string">
            <text:p text:style-name="P21">15:15 – 15:30</text:p>
          </table:table-cell>
          <table:table-cell table:style-name="Table2.B40" office:value-type="string">
            <text:p text:style-name="P19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41" office:value-type="string">
            <text:p text:style-name="P24">Mohammad Hosseinabady and Jose Nunez-Yanez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42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>15:30 – 16:00</text:p>
          </table:table-cell>
          <table:table-cell table:style-name="Table2.A5" office:value-type="string">
            <text:p text:style-name="P18">Coffee Break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4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>16:00 – 17:45</text:p>
          </table:table-cell>
          <table:table-cell table:style-name="Table2.A5" office:value-type="string">
            <text:p text:style-name="P18">Invited Talk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46" office:value-type="string">
            <text:p text:style-name="P24">José Flich Cardo, UPV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47" office:value-type="string">
            <text:p text:style-name="P27">Chair: William Fornaciari, PoliMi</text:p>
          </table:table-cell>
        </table:table-row>
        <table:table-row>
          <table:table-cell table:style-name="Table2.A48" office:value-type="string">
            <text:p text:style-name="P21"/>
          </table:table-cell>
          <table:table-cell table:style-name="Table2.B48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>16:45 – 17:00</text:p>
          </table:table-cell>
          <table:table-cell table:style-name="Table2.A5" office:value-type="string">
            <text:p text:style-name="P18">Closing and Final wrap-up</text:p>
          </table:table-cell>
        </table:table-row>
        <table:table-row>
          <table:table-cell table:style-name="Table2.A50" office:value-type="string">
            <text:p text:style-name="P21"/>
          </table:table-cell>
          <table:table-cell table:style-name="Table2.B50" office:value-type="string">
            <text:p text:style-name="P28">Chair: Giovanni Agosta, PoliMi</text:p>
          </table:table-cell>
        </table:table-row>
      </table:table>
      <text:p text:style-name="P7"/>
      <text:p text:style-name="P9"/>
      <text:p text:style-name="P9"/>
      <text:p text:style-name="P9"/>
      <text:p text:style-name="P10"><text:span text:style-name="Car._20_predefinito_20_paragrafo"><text:span text:style-name="T8">Paper presentations</text:span></text:span></text:p>
      <text:p text:style-name="P29"/>
      <text:p text:style-name="P29">We invite authors of accepted papers to prepare presentations with slides. Each paper presentation is scheduled to last at most 15 minutes. Time slot includes: </text:p>
      <text:list xml:id="list110946069" text:style-name="L1">
        <text:list-item>
          <text:p text:style-name="P31">10 min oral presentation </text:p>
        </text:list-item>
        <text:list-item>
          <text:p text:style-name="P30">3 min Q&amp;A</text:p>
        </text:list-item>
        <text:list-item>
          <text:p text:style-name="P30">2 min technical setup &amp; speaker introduction by Session chair.</text:p>
        </text:list-item>
      </text:list>
      <text:p text:style-name="P29"/>
      <text:p text:style-name="P29">Presenters should provide a short (no more than 3 lines) biography introduction to be handed to the Session chair at the beginning of the Session.</text:p>
      <text:p text:style-name="P8"><text:span text:style-name="T14">We additionally encourage presenters to prepare a PDF version of their </text:span><text:span text:style-name="T15">presentation</text:span><text:span text:style-name="T14"> to be uploaded on the workshop websit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" svg:font-family="Tahoma, Arial, Helvetica, sans-serif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dc:title/>
    <dc:description/>
    <dc:subject/>
    <meta:initial-creator>Dimitrios Soudris;Alex Bartzas;Giovanni Agosta</meta:initial-creator>
    <meta:creation-date>2019-10-17T13:06:00Z</meta:creation-date>
    <dc:date>2020-01-08T10:37:35.613282588</dc:date>
    <meta:editing-cycles>32</meta:editing-cycles>
    <meta:editing-duration>PT36M4S</meta:editing-duration>
    <meta:document-statistic meta:table-count="2" meta:image-count="0" meta:object-count="0" meta:page-count="2" meta:paragraph-count="67" meta:word-count="345" meta:character-count="2451" meta:non-whitespace-character-count="2151"/>
    <meta:template xlink:type="simple" xlink:actuate="onRequest" xlink:title="" xlink:href="../../../../../Downloads/parma_ditam_2020_cfp_.odt/Normal.dotm"/>
  </office:meta>
</office:document-meta>
</file>